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E98C8EB6A49894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62cm" draw:z-index="0"><draw:image xlink:href="Pictures/100002010000064000000384E98C8EB6A49894B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4:20:16.695385314</meta:creation-date>
    <dc:date>2022-03-22T14:21:47.142719420</dc:date>
    <meta:editing-duration>PT1M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